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984" officeooo:paragraph-rsid="001da984"/>
    </style:style>
    <style:style style:name="P2" style:family="paragraph" style:parent-style-name="Standard">
      <style:text-properties officeooo:rsid="001da984" officeooo:paragraph-rsid="001ed688"/>
    </style:style>
    <style:style style:name="P3" style:family="paragraph" style:parent-style-name="Standard">
      <style:text-properties officeooo:rsid="001ed851" officeooo:paragraph-rsid="001ed851"/>
    </style:style>
    <style:style style:name="T1" style:family="text">
      <style:text-properties officeooo:rsid="001ed6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>1. While sign up user is not able to select one of the values from auto suggest.(with the use of mouse pointer)</text:p>
      <text:p text:style-name="P1"/>
      <text:p text:style-name="P1"><text:s/>- Not reproduced</text:p>
      <text:p text:style-name="P1"/>
      <text:p text:style-name="P1">2. App Creation Wizard – App Template : Validation for Application Background, Splash screen, Application Icon field not provded. etc. not shown to user. (What image resolution can be accept, image size etc.)</text:p>
      <text:p text:style-name="P1"/>
      <text:p text:style-name="P1">- Mention what image resolution that user need to select.</text:p>
      <text:p text:style-name="P1"/>
      <text:p text:style-name="P1">3. Sub-menu for a menu seen and if user is moving cursor from this menu he is not able to go to the sub menu he wanted.</text:p>
      <text:p text:style-name="P1"/>
      <text:p text:style-name="P1">- Sometime while moving mouse pointer from main menu to sub menu then sub menu get hides.</text:p>
      <text:p text:style-name="P1"/>
      <text:p text:style-name="P1">4. AvyApp logo size reduces after scrolling</text:p>
      <text:p text:style-name="P1"/>
      <text:p text:style-name="P1">- when vertical scroll down then avy app logo size chan<text:span text:style-name="T1">ge</text:span>.</text:p>
      <text:p text:style-name="P1"/>
      <text:p text:style-name="P1">5. Setting - &gt;App Content-&gt; About us</text:p>
      <text:p text:style-name="P1"><text:s text:c="3"/>-Nothing is display in the about us page, not understand what is use of this section.</text:p>
      <text:p text:style-name="P1"><text:s text:c="3"/></text:p>
      <text:p text:style-name="P1"/>
      <text:p text:style-name="P2"><text:span text:style-name="T1">Setting-&gt;Manage Room Services: Don't allow user to manually enter service time.</text:span></text:p>
      <text:p text:style-name="P2"><text:span text:style-name="T1"><text:s/></text:span></text:p>
      <text:p text:style-name="P2"><text:span text:style-name="T1">- Add Service page - Timing field-&gt; Service from and service to in this field don't allow user to mannualy enter timing.</text:span></text:p>
      <text:p text:style-name="P2"/>
      <text:p text:style-name="P2"/>
      <text:p text:style-name="P3">"View Image Gallery-&gt; Click on the gallery icon to go gallery section.</text:p>
      <text:p text:style-name="P3">Image not displayed which is uploaded by hotel owner in the gallery section."</text:p>
      <text:p text:style-name="P3"/>
      <text:p text:style-name="P3">- Issue Fixed</text:p>
      <text:p text:style-name="P3"/>
      <text:p text:style-name="P3"/>
      <text:p text:style-name="P3"/>
      <text:p text:style-name="P3">"Remove site navigation which is displayed after ""Manage Image gallery"" heading.</text:p>
      <text:p text:style-name="P3">(Gallery-&gt;Product Categories-&gt; Manage Department-&gt;Manage Image Gallery)"</text:p>
      <text:p text:style-name="P3"/>
      <text:p text:style-name="P3">"Contact Us -&gt;</text:p>
      <text:p text:style-name="P3">Contact us form should no hide, incase something text added in the contact us CMS."</text:p>
      <text:p text:style-name="P3"/>
      <text:p text:style-name="P3">Issue Fixed</text:p>
      <text:p text:style-name="P3"/>
      <text:p text:style-name="P3"/>
      <text:p text:style-name="P3">"Add Template-&gt;</text:p>
      <text:p text:style-name="P3">Images not gettting upload for template."</text:p>
      <text:p text:style-name="P3"/>
      <text:p text:style-name="P3"><text:soft-page-break/>Issue Fixed</text:p>
      <text:p text:style-name="P3"/>
      <text:p text:style-name="P3">"If the user enters wrong path in the browsers then user should not redirect to the techmodi web site. </text:p>
      <text:p text:style-name="P3">Steps</text:p>
      <text:p text:style-name="P3">1. Enter this URL ""http://192.168.1.245/avyond/contact"""</text:p>
      <text:p text:style-name="P3"/>
      <text:p text:style-name="P3">Issue Fixed</text:p>
      <text:p text:style-name="P3"/>
      <text:p text:style-name="P3"/>
      <text:p text:style-name="P3">When user submit contact form then error occured "Could not instantiate Mail Function"</text:p>
      <text:p text:style-name="P3"/>
      <text:p text:style-name="P3">Issue Fixed</text:p>
      <text:p text:style-name="P3"/>
      <text:p text:style-name="P3"/>
      <text:p text:style-name="P3">Waiting for www.techmodi.com"" should not display while loading web page in avyapp web site.</text:p>
      <text:p text:style-name="P3"/>
      <text:p text:style-name="P3">-Some of the images comming from techmodi domain.</text:p>
      <text:p text:style-name="P3">Example- http://www.techmodi.com/demo/hotelApp/dynamicAssets/editorAssets/1403876998_feature-img.jpg"</text:p>
      <text:p text:style-name="P3"/>
      <text:p text:style-name="P3">Issue Fixed</text:p>
      <text:p text:style-name="P3"/>
      <text:p text:style-name="P3">Remove last right sign bullet icon from this section.</text:p>
      <text:p text:style-name="P3"/>
      <text:p text:style-name="P3">Issue Fixed</text:p>
      <text:p text:style-name="P3"/>
      <text:p text:style-name="P3"/>
      <text:p text:style-name="P3">-Right sign bullet icon is missing if the new slider added. (Display right sign bullet icon in front of the heading text)</text:p>
      <text:p text:style-name="P3"/>
      <text:p text:style-name="P3">Issue Fixed</text:p>
      <text:p text:style-name="P3"/>
      <text:p text:style-name="P3">Accordian control should get hide if the already is open, when user click on the other accordian header section.</text:p>
      <text:p text:style-name="P3"/>
      <text:p text:style-name="P3">- In Pricing Page, you can see FAQ, when you click on particular FAQ then view expand then again click on other FAQ then previous expanded view should close.</text:p>
      <text:p text:style-name="P3"/>
      <text:p text:style-name="P3"/>
      <text:p text:style-name="P3"/>
      <text:p text:style-name="P3"/>
      <text:p text:style-name="P2"><text:s/></text:p>
      <text:p text:style-name="P1"/>
      <text:p text:style-name="P1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52:32.340603765</meta:creation-date>
    <dc:date>2016-12-20T18:18:48.934540155</dc:date>
    <meta:editing-duration>PT16M1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3" meta:word-count="411" meta:character-count="2513" meta:non-whitespace-character-count="2128"/>
  </office:meta>
</office:document-meta>
</file>